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ableColumn4" style:family="table-column">
      <style:table-column-properties style:column-width="3.2506in" style:use-optimal-column-width="false"/>
    </style:style>
    <style:style style:name="TableColumn5" style:family="table-column">
      <style:table-column-properties style:column-width="3.2493in" style:use-optimal-column-width="false"/>
    </style:style>
    <style:style style:name="Table3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P9" style:parent-style-name="Standard" style:family="paragraph">
      <style:paragraph-properties fo:line-height="100%"/>
    </style:style>
    <style:style style:name="P10" style:parent-style-name="Standard" style:family="paragraph">
      <style:paragraph-properties fo:line-height="100%"/>
    </style:style>
    <style:style style:name="P11" style:parent-style-name="Standard" style:family="paragraph">
      <style:paragraph-properties fo:line-height="100%"/>
    </style:style>
    <style:style style:name="P12" style:parent-style-name="Standard" style:family="paragraph">
      <style:paragraph-properties fo:line-height="100%"/>
    </style:style>
    <style:style style:name="P13" style:parent-style-name="Standard" style:family="paragraph">
      <style:paragraph-properties fo:line-height="100%"/>
    </style:style>
    <style:style style:name="P14" style:parent-style-name="Standard" style:family="paragraph">
      <style:paragraph-properties fo:line-height="100%"/>
    </style:style>
    <style:style style:name="P15" style:parent-style-name="Standard" style:family="paragraph">
      <style:paragraph-properties fo:line-height="100%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P18" style:parent-style-name="Standard" style:family="paragraph">
      <style:paragraph-properties fo:line-height="100%" fo:margin-left="0.5in">
        <style:tab-stops/>
      </style:paragraph-properties>
    </style:style>
    <style:style style:name="P19" style:parent-style-name="Standard" style:family="paragraph">
      <style:paragraph-properties fo:line-height="100%"/>
    </style:style>
    <style:style style:name="P20" style:parent-style-name="Standard" style:family="paragraph">
      <style:paragraph-properties fo:line-height="100%"/>
    </style:style>
    <style:style style:name="P21" style:parent-style-name="Standard" style:family="paragraph">
      <style:paragraph-properties fo:line-height="100%"/>
    </style:style>
    <style:style style:name="P22" style:parent-style-name="Standard" style:family="paragraph">
      <style:paragraph-properties fo:line-height="100%"/>
    </style:style>
    <style:style style:name="P23" style:parent-style-name="Standard" style:family="paragraph">
      <style:paragraph-properties fo:line-height="100%"/>
    </style:style>
    <style:style style:name="P24" style:parent-style-name="Standard" style:family="paragraph">
      <style:paragraph-properties fo:line-height="100%"/>
    </style:style>
    <style:style style:name="P25" style:parent-style-name="Standard" style:family="paragraph">
      <style:paragraph-properties fo:line-height="100%" fo:margin-left="0.5in">
        <style:tab-stops/>
      </style:paragraph-properties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P29" style:parent-style-name="Standard" style:family="paragraph">
      <style:paragraph-properties fo:line-height="100%"/>
    </style:style>
    <style:style style:name="P30" style:parent-style-name="Standard" style:family="paragraph">
      <style:paragraph-properties fo:line-height="100%"/>
    </style:style>
    <style:style style:name="P31" style:parent-style-name="Standard" style:family="paragraph">
      <style:paragraph-properties fo:line-height="100%"/>
    </style:style>
    <style:style style:name="P32" style:parent-style-name="Standard" style:family="paragraph">
      <style:paragraph-properties fo:line-height="100%"/>
    </style:style>
    <style:style style:name="P33" style:parent-style-name="Standard" style:family="paragraph">
      <style:paragraph-properties fo:line-height="100%"/>
    </style:style>
    <style:style style:name="P34" style:parent-style-name="Standard" style:family="paragraph">
      <style:paragraph-properties fo:line-height="100%"/>
    </style:style>
    <style:style style:name="P35" style:parent-style-name="Standard" style:family="paragraph">
      <style:paragraph-properties fo:line-height="100%"/>
    </style:style>
    <style:style style:name="P36" style:parent-style-name="Standard" style:family="paragraph">
      <style:paragraph-properties fo:line-height="100%" fo:margin-left="0.5in">
        <style:tab-stops/>
      </style:paragraph-properties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P39" style:parent-style-name="Standard" style:family="paragraph">
      <style:paragraph-properties fo:line-height="100%"/>
    </style:style>
    <style:style style:name="P40" style:parent-style-name="Standard" style:family="paragraph">
      <style:paragraph-properties fo:line-height="100%"/>
    </style:style>
    <style:style style:name="P41" style:parent-style-name="Standard" style:family="paragraph">
      <style:paragraph-properties fo:line-height="100%"/>
    </style:style>
    <style:style style:name="P42" style:parent-style-name="Standard" style:family="paragraph">
      <style:paragraph-properties fo:line-height="100%"/>
    </style:style>
    <style:style style:name="P43" style:parent-style-name="Standard" style:family="paragraph">
      <style:paragraph-properties fo:line-height="100%"/>
    </style:style>
    <style:style style:name="P44" style:parent-style-name="Standard" style:family="paragraph">
      <style:paragraph-properties fo:line-height="100%"/>
    </style:style>
    <style:style style:name="P45" style:parent-style-name="Standard" style:family="paragraph">
      <style:paragraph-properties fo:line-height="100%"/>
    </style:style>
    <style:style style:name="P46" style:parent-style-name="Standard" style:family="paragraph">
      <style:paragraph-properties fo:line-height="100%" fo:margin-left="0.5in">
        <style:tab-stops/>
      </style:paragraph-properties>
    </style:style>
    <style:style style:name="P47" style:parent-style-name="Standard" style:family="paragraph">
      <style:paragraph-properties fo:line-height="100%" fo:margin-left="0.5in">
        <style:tab-stops/>
      </style:paragraph-properties>
    </style:style>
  </office:automatic-styles>
  <office:body>
    <office:text text:use-soft-page-breaks="true">
      <text:p text:style-name="P1"/>
      <text:p text:style-name="Standard"><text:span text:style-name="T2">SWOT ANALYSIS MEDIC AID 003</text:span>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RENGTHS</text:p>
            <text:p text:style-name="P9"/>
            <text:list text:style-name="WWNum1">
              <text:list-item>
                <text:p text:style-name="P10">Experienced physician.</text:p>
              </text:list-item>
              <text:list-item>
                <text:p text:style-name="P11">Located in a central location</text:p>
              </text:list-item>
              <text:list-item>
                <text:p text:style-name="P12">Trained, adequate staff</text:p>
              </text:list-item>
              <text:list-item>
                <text:p text:style-name="P13">Personalized care</text:p>
              </text:list-item>
              <text:list-item>
                <text:p text:style-name="P14">Continuous investment in clinical equipment</text:p>
              </text:list-item>
              <text:list-item>
                <text:p text:style-name="P15">Staff flexibility and support</text:p>
              </text:list-item>
            </text:list>
          </table:table-cell>
          <table:table-cell table:style-name="TableCell16">
            <text:p text:style-name="P17">WEAKNESSES</text:p>
            <text:p text:style-name="P18"/>
            <text:list text:style-name="WWNum2">
              <text:list-item>
                <text:p text:style-name="P19">Outdated medical equipment</text:p>
              </text:list-item>
              <text:list-item>
                <text:p text:style-name="P20">Lack of funds, inconsistent salary</text:p>
              </text:list-item>
              <text:list-item>
                <text:p text:style-name="P21">Slow staff growth/promotion</text:p>
              </text:list-item>
              <text:list-item>
                <text:p text:style-name="P22">Long patient<text:s/>waits<text:s/>times</text:p>
              </text:list-item>
              <text:list-item>
                <text:p text:style-name="P23">Slow response time to customer complaint and feedback.</text:p>
              </text:list-item>
              <text:list-item>
                <text:p text:style-name="P24">Poor location or geographical barriers.</text:p>
              </text:list-item>
            </text:list>
            <text:p text:style-name="P25"/>
          </table:table-cell>
        </table:table-row>
        <table:table-row table:style-name="TableRow26">
          <table:table-cell table:style-name="TableCell27">
            <text:p text:style-name="P28">OPPORTUNITIES</text:p>
            <text:p text:style-name="P29"/>
            <text:list text:style-name="WWNum3" text:continue-numbering="true">
              <text:list-item>
                <text:p text:style-name="P30">Availability of technology for<text:s/>remote access<text:s/></text:p>
              </text:list-item>
              <text:list-item>
                <text:p text:style-name="P31">Having online presence gives an opportunity to tap into the young population<text:s/>market due<text:s/>to the general acceptability of the internet<text:s/>amongst them.</text:p>
              </text:list-item>
              <text:list-item>
                <text:p text:style-name="P32">There is an opportunity to expand to<text:s/>underserviced areas.</text:p>
              </text:list-item>
              <text:list-item>
                <text:p text:style-name="P33">There is an opportunity to expand to other services<text:s/>within the health sector.</text:p>
              </text:list-item>
              <text:list-item>
                <text:p text:style-name="P34">Leverage on Webchat or other communication channels to serve patients without physical presence.</text:p>
              </text:list-item>
              <text:list-item>
                <text:p text:style-name="P35">Partnership with external doctors or specialists when the main doctors are not available.<text:s/></text:p>
              </text:list-item>
            </text:list>
            <text:p text:style-name="P36"/>
          </table:table-cell>
          <table:table-cell table:style-name="TableCell37">
            <text:p text:style-name="P38">THREATS</text:p>
            <text:p text:style-name="P39"/>
            <text:list text:style-name="WWNum4">
              <text:list-item>
                <text:p text:style-name="P40">Government policies (external)</text:p>
              </text:list-item>
              <text:list-item>
                <text:p text:style-name="P41">Competitors</text:p>
              </text:list-item>
              <text:list-item>
                <text:p text:style-name="P42">Lack of staff commitment<text:s/>from medical staff because many have their own personal hospitals.</text:p>
              </text:list-item>
              <text:list-item>
                <text:p text:style-name="P43">Dissatisfied patients</text:p>
              </text:list-item>
              <text:list-item>
                <text:p text:style-name="P44">Staff moving to competitors due to better staff incentives and pay</text:p>
              </text:list-item>
              <text:list-item>
                <text:p text:style-name="P45">Shift or changes in market demands.</text:p>
              </text:list-item>
            </text:list>
            <text:p text:style-name="P46"/>
            <text:p text:style-name="P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❖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◆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❖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◆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❖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◆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❖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◆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dulrasheed Yusuf</dc:creator>
    <meta:creation-date>2022-09-25T20:14:00Z</meta:creation-date>
    <dc:date>2022-09-25T22:14:00Z</dc:date>
    <meta:template xlink:href="Normal.dotm" xlink:type="simple"/>
    <meta:editing-cycles>7</meta:editing-cycles>
    <meta:editing-duration>PT1260S</meta:editing-duration>
    <meta:document-statistic meta:page-count="1" meta:paragraph-count="2" meta:word-count="185" meta:character-count="1238" meta:row-count="8" meta:non-whitespace-character-count="1055"/>
  </office:meta>
</office:document-meta>
</file>